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1.405cm"/>
    </style:style>
    <style:style style:name="gr2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7.887cm" fo:min-width="9.79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905cm" svg:x="5.826cm" svg:y="2.651cm">
          <text:p text:style-name="P1"><text:span text:style-name="T1">Client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8.493cm" svg:y="2.651cm">
          <text:p text:style-name="P1"><text:span text:style-name="T1">Client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393cm" svg:y="2.651cm">
          <text:p text:style-name="P1"><text:span text:style-name="T1">Client 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1cm" svg:height="0.381cm" svg:x="10.906cm" svg:y="3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1cm" svg:height="0.381cm" svg:x="11.668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381cm" svg:height="0.381cm" svg:x="12.43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176cm" svg:height="9.017cm" svg:x="4.937cm" svg:y="5.953cm">
          <text:p text:style-name="P1">Blockchain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905cm" svg:x="5.752cm" svg:y="16.113cm">
          <text:p text:style-name="P1"><text:span text:style-name="T1">M</text:span><text:span text:style-name="T1">i</text:span><text:span text:style-name="T1">n</text:span><text:span text:style-name="T1">e</text:span><text:span text:style-name="T1">r</text:span><text:span text:style-name="T1">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8.419cm" svg:y="16.113cm">
          <text:p text:style-name="P1"><text:span text:style-name="T1">Miner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319cm" svg:y="16.113cm">
          <text:p text:style-name="P1"><text:span text:style-name="T1">M</text:span><text:span text:style-name="T1">i</text:span><text:span text:style-name="T1">n</text:span><text:span text:style-name="T1">e</text:span><text:span text:style-name="T1">r 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1cm" svg:height="0.381cm" svg:x="10.832cm" svg:y="16.8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1cm" svg:height="0.381cm" svg:x="11.594cm" svg:y="1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381cm" svg:height="0.381cm" svg:x="12.356cm" svg:y="16.87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842cm" svg:y1="4.556cm" svg:x2="6.842cm" svg:y2="5.953cm">
          <text:p/>
        </draw:line>
        <draw:line draw:style-name="gr4" draw:text-style-name="P3" draw:layer="layout" svg:x1="9.382cm" svg:y1="4.556cm" svg:x2="9.382cm" svg:y2="5.953cm">
          <text:p/>
        </draw:line>
        <draw:line draw:style-name="gr4" draw:text-style-name="P3" draw:layer="layout" svg:x1="14.335cm" svg:y1="4.556cm" svg:x2="14.335cm" svg:y2="5.953cm">
          <text:p/>
        </draw:line>
        <draw:line draw:style-name="gr5" draw:text-style-name="P1" draw:layer="layout" svg:x1="6.588cm" svg:y1="14.97cm" svg:x2="6.588cm" svg:y2="16.113cm">
          <text:p/>
        </draw:line>
        <draw:line draw:style-name="gr5" draw:text-style-name="P1" draw:layer="layout" svg:x1="9.255cm" svg:y1="14.97cm" svg:x2="9.255cm" svg:y2="16.113cm">
          <text:p/>
        </draw:line>
        <draw:line draw:style-name="gr5" draw:text-style-name="P1" draw:layer="layout" svg:x1="14.208cm" svg:y1="14.97cm" svg:x2="14.208cm" svg:y2="16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21:24:13.349906435</meta:creation-date>
    <dc:date>2017-12-05T21:38:06.301281291</dc:date>
    <meta:editing-duration>PT13M53S</meta:editing-duration>
    <meta:editing-cycles>2</meta:editing-cycles>
    <meta:generator>LibreOffice/5.4.3.2$Linux_X86_64 LibreOffice_project/40m0$Build-2</meta:generator>
    <meta:document-statistic meta:object-count="19"/>
  </office:meta>
</office:document-meta>
</file>